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table:formula="of:=_y1-_y2" office:value-type="float" office:value="13">
            <text:p>13</text:p>
          </table:table-cell>
          <table:table-cell table:formula="of:=_x2-_x1" office:value-type="float" office:value="-17">
            <text:p>-17</text:p>
          </table:table-cell>
          <table:table-cell table:formula="of:=_x1*_y2-_x2*_y1" office:value-type="float" office:value="53">
            <text:p>5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0-_A*[.C13]-_C)/_B" office:value-type="float" office:value="3.88235294117647">
            <text:p>3.88235294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_C" office:value-type="float" office:value="53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_A" office:value-type="float" office:value="13">
            <text:p>1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_x1" table:base-cell-address="$Sheet1.$A$8" table:cell-range-address="$Sheet1.$A$9"/>
        <table:named-range table:name="_y1" table:base-cell-address="$Sheet1.$B$8" table:cell-range-address="$Sheet1.$B$9"/>
        <table:named-range table:name="_x2" table:base-cell-address="$Sheet1.$C$8" table:cell-range-address="$Sheet1.$C$9"/>
        <table:named-range table:name="_y2" table:base-cell-address="$Sheet1.$D$8" table:cell-range-address="$Sheet1.$D$9"/>
        <table:named-range table:name="_C" table:base-cell-address="$Sheet1.$G$8" table:cell-range-address="$Sheet1.$G$9"/>
        <table:named-range table:name="_A" table:base-cell-address="$Sheet1.$D$15" table:cell-range-address="$Sheet1.$E$9"/>
        <table:named-range table:name="_B" table:base-cell-address="$Sheet1.$D$13" table:cell-range-address="$Sheet1.$F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21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1:10:24.04</meta:creation-date>
    <dc:date>2013-02-25T21:19:17.75</dc:date>
    <meta:editing-duration>PT8M53S</meta:editing-duration>
    <meta:editing-cycles>1</meta:editing-cycles>
    <meta:document-statistic meta:table-count="3" meta:cell-count="20" meta:object-count="0"/>
    <meta:generator>OpenOffice.org/3.4.1$Win32 OpenOffice.org_project/341m1$Build-9593</meta:generator>
  </office:meta>
</office:document-meta>
</file>